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rl -L --request GET \</text:p>
      <text:p text:style-name="Standard">--url https://api.meraki.com/api/v1/organizations/681155/networks \</text:p>
      <text:p text:style-name="Standard">--header 'Content-Type: application/json' \</text:p>
      <text:p text:style-name="Standard">--header 'Accept: application/json' \</text:p>
      <text:p text:style-name="Standard">--header 'X-Cisco-Meraki-API-Key: 6bec40cf957de430a6f1f2baa056b99a4fac9ea0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0:19:40.046957044</meta:creation-date>
    <dc:date>2022-05-17T20:20:30.231773965</dc:date>
    <meta:editing-duration>PT50S</meta:editing-duration>
    <meta:editing-cycles>1</meta:editing-cycles>
    <meta:document-statistic meta:table-count="0" meta:image-count="0" meta:object-count="0" meta:page-count="1" meta:paragraph-count="5" meta:word-count="24" meta:character-count="245" meta:non-whitespace-character-count="231"/>
    <meta:generator>LibreOffice/7.2.6.2$Linux_X86_64 LibreOffice_project/20$Build-2</meta:generator>
  </office:meta>
</office:document-meta>
</file>